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3ab26" officeooo:paragraph-rsid="0023ab26"/>
    </style:style>
    <style:style style:name="P2" style:family="paragraph" style:parent-style-name="Text_20_body">
      <style:paragraph-properties fo:text-align="start" style:justify-single-word="false"/>
      <style:text-properties officeooo:paragraph-rsid="0023ab26"/>
    </style:style>
    <style:style style:name="P3" style:family="paragraph" style:parent-style-name="Heading_20_2">
      <style:text-properties officeooo:rsid="0023ab26" officeooo:paragraph-rsid="0023ab26"/>
    </style:style>
    <style:style style:name="T1" style:family="text">
      <style:text-properties officeooo:rsid="002685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Flood</text:h>
      <text:h text:style-name="Heading_20_2" text:outline-level="2">D#m</text:h>
      <text:p text:style-name="P2">Please accept this life we've prepared for you</text:p>
      <text:p text:style-name="P2">All of the ways we've taken care for you</text:p>
      <text:p text:style-name="P2">Is this not something that they expected you to do?</text:p>
      <text:p text:style-name="P2">How could you not want your destiny handed down to you?</text:p>
      <text:h text:style-name="P3" text:outline-level="2">A#m</text:h>
      <text:p text:style-name="P2">They leave a trail of betrayal and breadcrumbs</text:p>
      <text:p text:style-name="P2">As they lie right to our face</text:p>
      <text:h text:style-name="Heading_20_2" text:outline-level="2">D#m C# B A# A#/D</text:h>
      <text:p text:style-name="P2">In this flood that won't subside, We're swallowed by the tide</text:p>
      <text:p text:style-name="P2">The ending has begun, 'Til<text:span text:style-name="T1">l</text:span> one and one and one are none</text:p>
      <text:p text:style-name="P2">As if all you've loved has died, Reach for an empty sky</text:p>
      <text:p text:style-name="P2">The ending has begun, 'Til<text:span text:style-name="T1">l</text:span> one and one and one are none</text:p>
      <text:p text:style-name="P2"/>
      <text:p text:style-name="P2">Reject this life that's prepared for you</text:p>
      <text:p text:style-name="P2">All of the ways we've taken care for you</text:p>
      <text:p text:style-name="P2">How dare you not do what's been demanded of you?</text:p>
      <text:p text:style-name="P2">Sit back, relax, the only way out is through</text:p>
      <text:p text:style-name="P2"/>
      <text:p text:style-name="P2">They leave a trail of betrayal and breadcrumbs, As they lie right to our face</text:p>
      <text:p text:style-name="P2">Referendums pending trials and headstones, Broken promises at traitor's gate</text:p>
      <text:p text:style-name="P2"/>
      <text:p text:style-name="P2">In this flood that won't subside..</text:p>
      <text:p text:style-name="P2"/>
      <text:p text:style-name="P2">While you make believe, Let us make all of your dreams come true</text:p>
      <text:p text:style-name="P2">For just a small fee, We can provide the perfect life for you</text:p>
      <text:p text:style-name="P2"/>
      <text:p text:style-name="P2">Can we change, Can we rearrange</text:p>
      <text:p text:style-name="P2">Plague of insanity, Fate of humanity</text:p>
      <text:p text:style-name="P2">No comprehension, No understanding</text:p>
      <text:p text:style-name="P2">In all our vanity, Our tragic fallacy</text:p>
      <text:p text:style-name="P2">As they lie right to our face</text:p>
      <text:p text:style-name="P2"/>
      <text:p text:style-name="P2">In this flood that won't subside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3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019cm" fo:margin-bottom="0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1T13:06:32.761261668</meta:creation-date>
    <dc:title>Song</dc:title>
    <meta:editing-cycles>4</meta:editing-cycles>
    <meta:generator>LibreOffice/25.8.3.2$Linux_X86_64 LibreOffice_project/8ca8d55c161d602844f5428fa4b58097424e324e</meta:generator>
    <meta:editing-duration>PT5M52S</meta:editing-duration>
    <dc:date>2025-12-11T13:12:25.426333402</dc:date>
    <meta:document-statistic meta:table-count="0" meta:image-count="0" meta:object-count="0" meta:page-count="1" meta:paragraph-count="29" meta:word-count="237" meta:character-count="1212" meta:non-whitespace-character-count="1004"/>
    <meta:template xlink:type="simple" xlink:actuate="onRequest" xlink:title="Song" xlink:href="../../../../Templates/Song.ott" meta:date="2025-12-11T13:06:32.483167289"/>
  </office:meta>
</office:document-meta>
</file>